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table:number-columns-repeated="2"/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/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</text:p>
          </table:table-cell>
          <table:table-cell table:style-name="ce1" office:value-type="string">
            <text:p>animalMonkey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/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/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table:number-columns-repeated="7"/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table:number-columns-repeated="3"/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3/10/2018</text:date>, <text:time>16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10T16:48:47.58</dc:date>
    <dc:creator>Seab Dinch</dc:creator>
    <meta:editing-duration>P4DT22H46M32S</meta:editing-duration>
    <meta:editing-cycles>182</meta:editing-cycles>
    <meta:generator>OpenOffice/4.1.2$Win32 OpenOffice.org_project/412m3$Build-9782</meta:generator>
    <meta:document-statistic meta:table-count="3" meta:cell-count="1019" meta:object-count="0"/>
  </office:meta>
</office:document-meta>
</file>